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866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1.3437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 fo:wrap-option="wrap" style:vertical-align="top"/>
    </style:style>
    <style:style style:name="ce3" style:family="table-cell" style:parent-style-name="Default">
      <style:table-cell-properties fo:background-color="#ff8000" fo:wrap-option="wrap" style:vertical-align="top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background-color="transparent" fo:wrap-option="wrap" style:vertical-align="to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number-columns-repeated="4" table:default-cell-style-name="ce4"/>
        <table:table-column table:style-name="co5" table:default-cell-style-name="ce4"/>
        <table:table-column table:style-name="co3" table:number-columns-repeated="1015" table:default-cell-style-name="ce4"/>
        <table:table-row table:style-name="ro1">
          <table:table-cell table:style-name="ce1" office:value-type="string" calcext:value-type="string">
            <text:p>dag</text:p>
          </table:table-cell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remark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period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ge_child</text:p>
          </table:table-cell>
          <table:table-cell office:value-type="string" calcext:value-type="string">
            <text:p>hs_age_year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ge at clinical assessment</text:p>
          </table:table-cell>
          <table:table-cell table:number-columns-repeated="3"/>
          <table:table-cell office:value-type="string" calcext:value-type="string">
            <text:p>years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child</text:p>
          </table:table-cell>
          <table:table-cell office:value-type="string" calcext:value-type="string">
            <text:p>hs_no2_dy_hs_t <text:s text:c="6"/>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(extrapolated back in time using ratio method) (weighted average) one day before hs test at total environments (home, school, other places and commuting)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child</text:p>
          </table:table-cell>
          <table:table-cell office:value-type="string" calcext:value-type="string">
            <text:p>hs_nox_dy_hs_t <text:s text:c="6"/>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(extrapolated back in time using ratio method) (weighted average) one day before hs test at total environments (home, school, other places and commuting)</text:p>
          </table:table-cell>
          <table:table-cell table:number-columns-repeated="3"/>
          <table:table-cell office:value-type="string" calcext:value-type="string">
            <text:p>microg / m4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child</text:p>
          </table:table-cell>
          <table:table-cell office:value-type="string" calcext:value-type="string">
            <text:p>hs_pm10_dy_hs_t <text:s text:c="6"/>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(extrapolated back in time using ratio method) (weighted average) one day before hs test at total environments (home, school, other places and commuting)</text:p>
          </table:table-cell>
          <table:table-cell table:number-columns-repeated="3"/>
          <table:table-cell office:value-type="string" calcext:value-type="string">
            <text:p>microg / m5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child</text:p>
          </table:table-cell>
          <table:table-cell office:value-type="string" calcext:value-type="string">
            <text:p>hs_pm25_dy_hs_t <text:s text:c="6"/>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(extrapolated back in time using ratio method) (weighted average) one day before hs test at total environments (home, school, other places and commuting)</text:p>
          </table:table-cell>
          <table:table-cell table:number-columns-repeated="3"/>
          <table:table-cell office:value-type="string" calcext:value-type="string">
            <text:p>microg / m6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no2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(extrapolated back in time using ratio method) during 1st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no2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(extrapolated back in time using ratio method) during 2n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no2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(extrapolated back in time using ratio method) during 3r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nox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(extrapolated back in time using ratio method) during 1st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nox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(extrapolated back in time using ratio method) during 2n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nox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(extrapolated back in time using ratio method) during 3r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pm10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(extrapolated back in time using ratio method) during 1st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pm10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(extrapolated back in time using ratio method) during 2n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pm10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(extrapolated back in time using ratio method) during 3r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pm25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(extrapolated back in time using ratio method) during 1st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pm25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(extrapolated back in time using ratio method) during 2n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pm25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(extrapolated back in time using ratio method) during 3r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reastfeeding</text:p>
          </table:table-cell>
          <table:table-cell office:value-type="string" calcext:value-type="string">
            <text:p>h_bf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breastfeeding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ever, ever</text:p>
          </table:table-cell>
          <table:table-cell table:number-columns-repeated="2"/>
          <table:table-cell office:value-type="string" calcext:value-type="string">
            <text:p>Diet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w</text:p>
          </table:table-cell>
          <table:table-cell office:value-type="string" calcext:value-type="string">
            <text:p>e3_b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weight</text:p>
          </table:table-cell>
          <table:table-cell table:number-columns-repeated="3"/>
          <table:table-cell office:value-type="string" calcext:value-type="string">
            <text:p>g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 (ME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ethyl phthalate (ME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 (ME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ib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 (MiB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ib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iso-buty phthalate (MiB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ib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 (MiB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nb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 (MnB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nb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n-butyl phthalate (MnB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nb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 (MnB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bz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 (Mbz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bz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 benzyl phthalate (MBz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bz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 (MBz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h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 (MEH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h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hexyl phthalate (MEH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h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 (MEH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hh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 (MEHH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table:style-name="ce5" office:value-type="string" calcext:value-type="string">
            <text:p>hs_mehh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-5-hydroxyhexyl phthalate (MEHH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hh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 (MEHH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oh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 (MEOH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oh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-5-oxohexyl phthalate (MEOH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oh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 (MEOH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cp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 (MECP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cp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 5-carboxypentyl phthalate (MECP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cp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 (MECP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hmin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(OHMiN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hmin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4-methyl-7-hydroxyoctyl phthalate (OHMiN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hmin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(OHMiN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xomin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(OXOMiN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xomin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4-methyl-7-oxooctyl phthalate (OXOMiN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xomin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(OXOMiN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atrix_cphthalat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phthalate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table:style-name="ce5" office:value-type="string" calcext:value-type="string">
            <text:p>hs_sample_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ype of urine sample collection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CUX, MUX, NUX</text:p>
          </table:table-cell>
          <table:table-cell office:value-type="string" calcext:value-type="string">
            <text:p>Combined urine night and morning, Morning urine, Night urin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 (MEPA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ethyl paraben (ME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 (MEPA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et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 (ETPA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et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ethyl paraben (ET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et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 (ETPA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pr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 (PRPA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pr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ropyl paraben (PR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pr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 (PRPA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b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 (BPA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b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bisphenol A (B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b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 (BPA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bu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 (BUPA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bu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N-Butyl paraben (BU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bu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 (BUPA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xbe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 (OXBE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xbe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Oxybenzone (OXBE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xbe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 (OXBE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trcs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 (TRCS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trcs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riclosan (TRCS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trcs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 (TRCS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atrix_cpheno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the phenol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 (DM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phosphate (DM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 (DM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t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 (DMT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t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thiophosphate (DMT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t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 (DMT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dtp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 (DMDT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dt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dithiophosphate (DMDT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dtp_c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dimethyl dithiophosphate (DMDTP)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 office:value-type="string" calcext:value-type="string">
            <text:p>≥80% of the values were &lt;limit of detection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dt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 (DMDT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 (DE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phosphate (DE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 (DE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t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 (DET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t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thiophosphate (DET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t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 (DET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dt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dithiophosphate (DEDT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dtp_c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diethyl dithiophosphate (DEDTP)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 office:value-type="string" calcext:value-type="string">
            <text:p>≥80% of the values were &lt;limit of detection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dt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dithiophosphate (DEDT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dtp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dithiophosphate (DEDTP) 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atrix_cpesticid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the pesticides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hemicals_SNP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canfis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nned fish (tuna, sardines, sprat) – 1/2 small can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canfrui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nned fruit with syrup / nectars – 1 small bowl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cookv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oked or pureed vegetables (pumpkin, aubergine, green beans, spinach, carrots)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fruit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ruits (orange, kiwi, mandarines, pears, apples, bananas, berries, melon, etc)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oilyfis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atty/oily fish (sardines, salmon, mackerel, tuna, trout, carp) – 1 small serving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rawv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Raw vegetables (lettuce, tomato, onion, pepper, carrot, cucumber, etc) – 1 small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seaf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eafood (shellfish, squid, shrimps) – 1 small serving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whfis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an/white fish (flat fish, perch, fish cakes) – 1 small serving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vitd_sup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d your child use Vitamin D supplements?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yes, no</text:p>
          </table:table-cell>
          <table:table-cell table:number-columns-repeated="2"/>
          <table:table-cell office:value-type="string" calcext:value-type="string">
            <text:p>Supplemen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om3_sup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d your child use Omega-3 fatty acid supplements?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yes, no</text:p>
          </table:table-cell>
          <table:table-cell table:number-columns-repeated="2"/>
          <table:table-cell office:value-type="string" calcext:value-type="string">
            <text:p>Supplemen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fastf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Visits a fast food restaurant/take awa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ary_habi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org_f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ats organic food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ary_habi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readymad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ats a ready-made supermarket meal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ary_habi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total_fis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ood group: fish and seafood (hs_canfish+hs_oilyfish+hs_whfish+hs_seafood)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_food_group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total_v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ood group: vegetables (hs_cookveg+hs_rawveg)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_food_group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total_fruit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ood group: fruits (hs_canfruit+hs_dryfruit+hs_freshjuice+hs_fruits)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_food_group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smoking</text:p>
          </table:table-cell>
          <table:table-cell office:value-type="string" calcext:value-type="string">
            <text:p>hs_cotinine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</text:p>
          </table:table-cell>
          <table:table-cell table:number-columns-repeated="2"/>
          <table:table-cell office:value-type="string" calcext:value-type="string">
            <text:p>Values below the limit of detection NOT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smoking</text:p>
          </table:table-cell>
          <table:table-cell office:value-type="string" calcext:value-type="string">
            <text:p>hs_cotinine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tinin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smoking</text:p>
          </table:table-cell>
          <table:table-cell office:value-type="string" calcext:value-type="string">
            <text:p>hs_cotinine_c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cotinine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 office:value-type="string" calcext:value-type="string">
            <text:p>≥80% of the values were &lt;limit of detection</text:p>
          </table:table-cell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smoking</text:p>
          </table:table-cell>
          <table:table-cell office:value-type="string" calcext:value-type="string">
            <text:p>hs_cotinine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smoking</text:p>
          </table:table-cell>
          <table:table-cell office:value-type="string" calcext:value-type="string">
            <text:p>hs_matrix_cco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cotinine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/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smoking</text:p>
          </table:table-cell>
          <table:table-cell office:value-type="string" calcext:value-type="string">
            <text:p>hs_tob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Which of the following best describes your consumption of tobacco?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Non-smoker and has never smoked, Non-smoker but previously smoked although not daily, Non-smoker but previously smoked daily, Smoker but not daily, Daily smoker</text:p>
          </table:table-cell>
          <table:table-cell table:number-columns-repeated="2"/>
          <table:table-cell table:number-columns-repeated="2" office:value-type="string" calcext:value-type="string">
            <text:p>tobacco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smoking</text:p>
          </table:table-cell>
          <table:table-cell office:value-type="string" calcext:value-type="string">
            <text:p>hs_smk_parent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moking status of parents (both)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either, one, both</text:p>
          </table:table-cell>
          <table:table-cell table:number-columns-repeated="2"/>
          <table:table-cell table:number-columns-repeated="2" office:value-type="string" calcext:value-type="string">
            <text:p>tobacco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smoking</text:p>
          </table:table-cell>
          <table:table-cell office:value-type="string" calcext:value-type="string">
            <text:p>hs_globalex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Global exposure of the child to ETS (4 categories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o exposure, exposure only outside, exposure only inside, exposure inside and outside</text:p>
          </table:table-cell>
          <table:table-cell table:number-columns-repeated="2"/>
          <table:table-cell table:number-columns-repeated="2" office:value-type="string" calcext:value-type="string">
            <text:p>tobacco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hort</text:p>
          </table:table-cell>
          <table:table-cell office:value-type="string" calcext:value-type="string">
            <text:p>h_cohort <text:s text:c="17"/>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hort name</text:p>
          </table:table-cell>
          <table:table-cell table:number-columns-repeated="4"/>
          <table:table-cell office:value-type="string" calcext:value-type="string">
            <text:p>common</text:p>
          </table:table-cell>
          <table:table-cell office:value-type="string" calcext:value-type="string">
            <text:p>OUTDOO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reatinine</text:p>
          </table:table-cell>
          <table:table-cell office:value-type="string" calcext:value-type="string">
            <text:p>hs_creatinine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mL</text:p>
          </table:table-cell>
          <table:table-cell office:value-type="string" calcext:value-type="string">
            <text:p>crea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reatinine</text:p>
          </table:table-cell>
          <table:table-cell office:value-type="string" calcext:value-type="string">
            <text:p>hs_creatinine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reatinin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crea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reatinine</text:p>
          </table:table-cell>
          <table:table-cell office:value-type="string" calcext:value-type="string">
            <text:p>hs_creatinine_cg</text:p>
          </table:table-cell>
          <table:table-cell/>
          <table:table-cell office:value-type="string" calcext:value-type="string">
            <text:p>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G / L</text:p>
          </table:table-cell>
          <table:table-cell office:value-type="string" calcext:value-type="string">
            <text:p>crea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reatinine</text:p>
          </table:table-cell>
          <table:table-cell office:value-type="string" calcext:value-type="string">
            <text:p>hs_matrix_ccrea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creatinine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/>
          <table:table-cell office:value-type="string" calcext:value-type="string">
            <text:p>crea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nvFactors_visit</text:p>
          </table:table-cell>
          <table:table-cell office:value-type="string" calcext:value-type="string">
            <text:p>hs_nois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 noise, Some noise, Noisy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nvFactors_visit</text:p>
          </table:table-cell>
          <table:table-cell office:value-type="string" calcext:value-type="string">
            <text:p>hs_healthc_tday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health on day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Normal, Health problem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nvFactors_visit</text:p>
          </table:table-cell>
          <table:table-cell office:value-type="string" calcext:value-type="string">
            <text:p>hs_rest_nt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rested the night before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Yes, Not as well as usual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nvFactors_visit</text:p>
          </table:table-cell>
          <table:table-cell office:value-type="string" calcext:value-type="string">
            <text:p>hs_moo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ood of the child in the last few days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Usual, Not usual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thnicity_child</text:p>
          </table:table-cell>
          <table:table-cell office:value-type="string" calcext:value-type="string">
            <text:p>h_ethnicity_c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Which is the ethnicity of the child?</text:p>
          </table:table-cell>
          <table:table-cell table:number-columns-repeated="2" office:value-type="string" calcext:value-type="string">
            <text:p>African, Asian, Caucasian, Native_American, Other, Pakistani, White_notEuropean</text:p>
          </table:table-cell>
          <table:table-cell table:number-columns-repeated="3"/>
          <table:table-cell office:value-type="string" calcext:value-type="string">
            <text:p>HELIX_ethnicity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thnicity_mother</text:p>
          </table:table-cell>
          <table:table-cell office:value-type="string" calcext:value-type="string">
            <text:p>h_ethnicity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Which is the ethnicity of the mother?</text:p>
          </table:table-cell>
          <table:table-cell office:value-type="string" calcext:value-type="string">
            <text:p>1,2,3,4,5,6,7</text:p>
          </table:table-cell>
          <table:table-cell office:value-type="string" calcext:value-type="string">
            <text:p>mother white European, mother Pakistani, mother Asian, mother African, mother other, mother native American, mother white but not European</text:p>
          </table:table-cell>
          <table:table-cell table:number-columns-repeated="3"/>
          <table:table-cell office:value-type="string" calcext:value-type="string">
            <text:p>HELIX_ethnicity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amilySEP</text:p>
          </table:table-cell>
          <table:table-cell office:value-type="string" calcext:value-type="string">
            <text:p>hs_fam_ca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oes your family have a car?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, Yes, Yes two or more</text:p>
          </table:table-cell>
          <table:table-cell table:number-columns-repeated="2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amilySEP</text:p>
          </table:table-cell>
          <table:table-cell office:value-type="string" calcext:value-type="string">
            <text:p>hs_c_roo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oes your child have his / her own room?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 shares with parents / caregiver, No shares with sibling(s), Yes</text:p>
          </table:table-cell>
          <table:table-cell table:number-columns-repeated="2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amilySEP</text:p>
          </table:table-cell>
          <table:table-cell office:value-type="string" calcext:value-type="string">
            <text:p>hs_wrk_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What is your current employment status?</text:p>
          </table:table-cell>
          <table:table-cell office:value-type="string" calcext:value-type="string">
            <text:p>1,2,3,4,5,6,7,8</text:p>
          </table:table-cell>
          <table:table-cell office:value-type="string" calcext:value-type="string">
            <text:p>Employed, Unemployed, Student, Stay-at-home parent, Rehabilitation / disabled, Military, Other, Does not wish to answer</text:p>
          </table:table-cell>
          <table:table-cell table:number-columns-repeated="2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amilySEP</text:p>
          </table:table-cell>
          <table:table-cell office:value-type="string" calcext:value-type="string">
            <text:p>hs_financ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How well would you say your family is managing financially these days.</text:p>
          </table:table-cell>
          <table:table-cell office:value-type="string" calcext:value-type="string">
            <text:p>1,2,3,4,5,6</text:p>
          </table:table-cell>
          <table:table-cell office:value-type="string" calcext:value-type="string">
            <text:p>Living comfortably, Doing alright, Getting by, Finding it quite difficult, Finding it very difficult, Does not wish to answer</text:p>
          </table:table-cell>
          <table:table-cell table:number-columns-repeated="2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amilySEP</text:p>
          </table:table-cell>
          <table:table-cell office:value-type="string" calcext:value-type="string">
            <text:p>FAS_scor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amily Affluence Scale (FAS II) continuous</text:p>
          </table:table-cell>
          <table:table-cell table:number-columns-repeated="4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amilySEP</text:p>
          </table:table-cell>
          <table:table-cell office:value-type="string" calcext:value-type="string">
            <text:p>FAS_ca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Family Affluence Scale (FAS II) categorical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Low, Middle, High</text:p>
          </table:table-cell>
          <table:table-cell table:number-columns-repeated="2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stational_age</text:p>
          </table:table-cell>
          <table:table-cell office:value-type="string" calcext:value-type="string">
            <text:p>e3_galmp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MP-based GA</text:p>
          </table:table-cell>
          <table:table-cell table:style-name="Default"/>
          <table:table-cell table:number-columns-repeated="2"/>
          <table:table-cell office:value-type="string" calcext:value-type="string">
            <text:p>weeks</text:p>
          </table:table-cell>
          <table:table-cell office:value-type="string" calcext:value-type="string">
            <text:p>Gestational age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stational_age</text:p>
          </table:table-cell>
          <table:table-cell office:value-type="string" calcext:value-type="string">
            <text:p>e3_gaultr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Gestational age estimated using ultrasound measurements if there were performed before 20 weeks of gestation</text:p>
          </table:table-cell>
          <table:table-cell table:style-name="Default"/>
          <table:table-cell table:number-columns-repeated="2"/>
          <table:table-cell office:value-type="string" calcext:value-type="string">
            <text:p>weeks</text:p>
          </table:table-cell>
          <table:table-cell office:value-type="string" calcext:value-type="string">
            <text:p>Gestational age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stational_age</text:p>
          </table:table-cell>
          <table:table-cell office:value-type="string" calcext:value-type="string">
            <text:p>e3_gama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GA registered by the maternity records</text:p>
          </table:table-cell>
          <table:table-cell table:style-name="Default"/>
          <table:table-cell table:number-columns-repeated="2"/>
          <table:table-cell office:value-type="string" calcext:value-type="string">
            <text:p>weeks</text:p>
          </table:table-cell>
          <table:table-cell office:value-type="string" calcext:value-type="string">
            <text:p>Gestational age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stational_age</text:p>
          </table:table-cell>
          <table:table-cell office:value-type="string" calcext:value-type="string">
            <text:p>e3_ga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mbination of the three previous variables</text:p>
          </table:table-cell>
          <table:table-cell table:style-name="Default"/>
          <table:table-cell table:number-columns-repeated="2"/>
          <table:table-cell office:value-type="string" calcext:value-type="string">
            <text:p>weeks</text:p>
          </table:table-cell>
          <table:table-cell office:value-type="string" calcext:value-type="string">
            <text:p>Gestational age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stational_age</text:p>
          </table:table-cell>
          <table:table-cell office:value-type="string" calcext:value-type="string">
            <text:p>e3_b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 weight</text:p>
          </table:table-cell>
          <table:table-cell table:number-columns-repeated="3"/>
          <table:table-cell office:value-type="string" calcext:value-type="string">
            <text:p>g</text:p>
          </table:table-cell>
          <table:table-cell office:value-type="string" calcext:value-type="string">
            <text:p>BW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stational_age</text:p>
          </table:table-cell>
          <table:table-cell office:value-type="string" calcext:value-type="string">
            <text:p>e3_bh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 head circumference</text:p>
          </table:table-cell>
          <table: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BW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stational_age</text:p>
          </table:table-cell>
          <table:table-cell office:value-type="string" calcext:value-type="string">
            <text:p>e3_bl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 length</text:p>
          </table:table-cell>
          <table: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BW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GPF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General psychopathology factor</text:p>
          </table:table-cell>
          <table:table-cell table:number-columns-repeated="4"/>
          <table:table-cell office:value-type="string" calcext:value-type="string">
            <text:p>pfactor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Internalizing (symptom-specific factor)</text:p>
          </table:table-cell>
          <table:table-cell table:number-columns-repeated="4"/>
          <table:table-cell office:value-type="string" calcext:value-type="string">
            <text:p>pfactor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xternalizing (symptom-specific factor)</text:p>
          </table:table-cell>
          <table:table-cell table:number-columns-repeated="4"/>
          <table:table-cell office:value-type="string" calcext:value-type="string">
            <text:p>pfactor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cn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colo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fa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colo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hit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colo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miss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colo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_mean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colors 1-bac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cn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colo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fa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colo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hit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colo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miss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colo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_mean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colors 2-bac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cn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colo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fa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colo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hit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colo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miss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colo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_mean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colors 3-bac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cn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numbe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fa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numbe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hit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numbe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miss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numbe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_mean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numbers 1-bac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cn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numbe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fa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numbe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hit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numbe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miss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numbe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_mean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numbers 2-bac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cn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numbe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fa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numbe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hit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numbe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miss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numbe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_mean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numbers 3-bac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accuracy_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colors 1-back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colors 1-back</text:p>
          </table:table-cell>
          <table:table-cell table:number-columns-repeated="3"/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accuracy_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colors 2-back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colors 2-back</text:p>
          </table:table-cell>
          <table:table-cell table:number-columns-repeated="3"/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accuracy_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colors 3-back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colors 3-back</text:p>
          </table:table-cell>
          <table:table-cell table:number-columns-repeated="3"/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accuracy_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numbers 1-back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numbers 1-back</text:p>
          </table:table-cell>
          <table:table-cell table:number-columns-repeated="3"/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accuracy_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numbers 2-back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numbers 2-back</text:p>
          </table:table-cell>
          <table:table-cell table:number-columns-repeated="3"/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accuracy_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numbers 3-back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numbers 3-back</text:p>
          </table:table-cell>
          <table:table-cell table:number-columns-repeated="3"/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orrect_rave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otal of correct 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time_rave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Working time 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zeros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incorrect responses 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ones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sponses 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missings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ing response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omisions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mmission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ongruent_mean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congruent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ongruent_median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congruent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incongruent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incongruent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incongruent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incongruent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enter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center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enter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center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ouble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double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ouble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double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o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no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o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no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spatial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spatial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spatial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spatial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enter_cong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center cue and congruent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enter_cong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center cue and congruent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ouble_cong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double and congruent trials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ouble_cong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double and congruent trials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o_cong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no cue and congruent trials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o_cong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no cue and congruent trials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spatial_cong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spatial cue and congruent trials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spatial_cong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spatial cue and congruent trials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accuracy_AN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accuracy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alertin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lerting networ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orientin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rienting networ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onflic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nflict networ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orienting_endogenou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rienting endogenous networ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orienting_exogenou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rienting exogenous networ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2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it Reaction Time (mean)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2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it Reaction Time (median)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s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it Reaction Time Standard Error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A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nxious/depressed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R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Withdrawn/Depressed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So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matic complaint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So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cial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Pe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hought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At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ttention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Nor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Rule-Breaking behavior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Agr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ggressive behavior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Otr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ther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SM_Af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Affective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SM_An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Anxiety problems 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SM_So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Somatic problems 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SM_TDA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ADHD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SM_Opo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Oppositional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SM_Co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Conduct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Gen_In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Internalizing scale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Gen_Ex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xternalizing scale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Gen_To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otal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telligence_SNP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lipids</text:p>
          </table:table-cell>
          <table:table-cell office:value-type="string" calcext:value-type="string">
            <text:p>hs_phospho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hospholipids (phospho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pids</text:p>
          </table:table-cell>
          <table:table-cell office:value-type="string" calcext:value-type="string">
            <text:p>hs_phospho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hospholipids (phospho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pids</text:p>
          </table:table-cell>
          <table:table-cell office:value-type="string" calcext:value-type="string">
            <text:p>hs_totcol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otal cholesterol (totcol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pids</text:p>
          </table:table-cell>
          <table:table-cell office:value-type="string" calcext:value-type="string">
            <text:p>hs_totcol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otal cholesterol (totcol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pids</text:p>
          </table:table-cell>
          <table:table-cell office:value-type="string" calcext:value-type="string">
            <text:p>hs_triglyc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glycerides (triglyc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pids</text:p>
          </table:table-cell>
          <table:table-cell office:value-type="string" calcext:value-type="string">
            <text:p>hs_triglyc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riglycerides (triglyc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pids</text:p>
          </table:table-cell>
          <table:table-cell office:value-type="string" calcext:value-type="string">
            <text:p>hs_hdlcol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DL cholesterol (hdlcol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pids</text:p>
          </table:table-cell>
          <table:table-cell office:value-type="string" calcext:value-type="string">
            <text:p>hs_hdlcol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HDL cholesterol (hdlcol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pids</text:p>
          </table:table-cell>
          <table:table-cell office:value-type="string" calcext:value-type="string">
            <text:p>hs_ldlcol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DL cholesterol (ldlcol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pids</text:p>
          </table:table-cell>
          <table:table-cell office:value-type="string" calcext:value-type="string">
            <text:p>hs_ldlcol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LDL cholesterol (ldlcol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pids</text:p>
          </table:table-cell>
          <table:table-cell office:value-type="string" calcext:value-type="string">
            <text:p>hs_chol_m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holesterol in plasma or serum</text:p>
          </table:table-cell>
          <table:table-cell table:number-columns-repeated="4"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pids</text:p>
          </table:table-cell>
          <table:table-cell office:value-type="string" calcext:value-type="string">
            <text:p>hs_triglyc_m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triglycerides in plasma or serum</text:p>
          </table:table-cell>
          <table:table-cell table:number-columns-repeated="4"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pids</text:p>
          </table:table-cell>
          <table:table-cell office:value-type="string" calcext:value-type="string">
            <text:p>hs_phospho_m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phospholipids in plasma or serum</text:p>
          </table:table-cell>
          <table:table-cell table:number-columns-repeated="4"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pids</text:p>
          </table:table-cell>
          <table:table-cell office:value-type="string" calcext:value-type="string">
            <text:p>hs_totfat_m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total fat in plasma or serum</text:p>
          </table:table-cell>
          <table:table-cell table:number-columns-repeated="4"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pids</text:p>
          </table:table-cell>
          <table:table-cell office:value-type="string" calcext:value-type="string">
            <text:p>hs_matrix_mlipid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lipids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pids</text:p>
          </table:table-cell>
          <table:table-cell office:value-type="string" calcext:value-type="string">
            <text:p>hs_timing_mlipid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lipids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<text:span text:style-name="T1">nd</text:span> trimester, 3rd trimester, Birth</text:p>
          </table:table-cell>
          <table:table-cell table:number-columns-repeated="2"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pids</text:p>
          </table:table-cell>
          <table:table-cell office:value-type="string" calcext:value-type="string">
            <text:p>hs_laboratory_mlipid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lipids were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maternal_folicAcid_preg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maternalAlcohol_preg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maternalSEP_preg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europsychologicalDiagnosis_chil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k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otas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k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otas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g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gne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g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agne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n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d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n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sod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as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rsenic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as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arsenic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d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dm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d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adm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o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balt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o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balt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s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e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s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ae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u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pper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u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pper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hg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rcury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hg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ercur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n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nganes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n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anganes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o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lybden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o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lybden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pb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ad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pb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lea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se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elen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se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selen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l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hall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l_m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thallium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l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hall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zn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Zinc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zn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zinc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atrix_mmetal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metals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iming_mmeta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metals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<text:span text:style-name="T1">st</text:span> trimester, 2nd trimester, 3rd trimester, Birth</text:p>
          </table:table-cell>
          <table:table-cell table:number-columns-repeated="2"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laboratory_mmetal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metals were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eth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ib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ib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iso-buty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ib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nb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nb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n-but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nb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bz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bz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 benz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bz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h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h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hex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h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hh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hh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-5-hydroxyhex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hh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oh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oh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-5-oxohex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oh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cp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cp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 5-carboxypent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cp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sumDEHPm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um of DEHP metabolites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sumDEHPm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um of DEHP metabolites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hmin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hmin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4-methyl-7-hydroxyoctyl phthalate 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hmin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hmin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xomin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xomin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4-methyl-7-oxooctyl phthalate 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xomin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xomin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atrix_mphthalat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phthalates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iming_mphthalat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phthalates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laboratory_mphthalat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phthalates were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paternalSEP_preg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qualityTesting_chil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eason_visi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ex_chil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time_lastMeal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water_chil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haracteristics_child</text:p>
          </table:table-cell>
          <table:table-cell office:value-type="string" calcext:value-type="string">
            <text:p>hs_c_heigh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eight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aracteristics_child</text:p>
          </table:table-cell>
          <table:table-cell office:value-type="string" calcext:value-type="string">
            <text:p>hs_c_weigh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Weight</text:p>
          </table:table-cell>
          <table:table-cell table:number-columns-repeated="3"/>
          <table:table-cell office:value-type="string" calcext:value-type="string">
            <text:p>kg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aracteristics_child</text:p>
          </table:table-cell>
          <table:table-cell office:value-type="string" calcext:value-type="string">
            <text:p>hs_c_bmi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MI</text:p>
          </table:table-cell>
          <table:table-cell table:number-columns-repeated="3"/>
          <table:table-cell office:value-type="string" calcext:value-type="string">
            <text:p>Kg / m^2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aracteristics_child</text:p>
          </table:table-cell>
          <table:table-cell office:value-type="string" calcext:value-type="string">
            <text:p>hs_wais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Waist circumference</text:p>
          </table:table-cell>
          <table:table-cell table:number-columns-repeated="3"/>
          <table:table-cell office:value-type="string" calcext:value-type="string">
            <text:p>cm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aracteristics_child</text:p>
          </table:table-cell>
          <table:table-cell office:value-type="string" calcext:value-type="string">
            <text:p>hs_midup_ar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id-upper arm circumference</text:p>
          </table:table-cell>
          <table:table-cell table:number-columns-repeated="3"/>
          <table:table-cell office:value-type="string" calcext:value-type="string">
            <text:p>cm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aracteristics_child</text:p>
          </table:table-cell>
          <table:table-cell office:value-type="string" calcext:value-type="string">
            <text:p>hs_head_ci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ead circumference</text:p>
          </table:table-cell>
          <table:table-cell table:number-columns-repeated="3"/>
          <table:table-cell office:value-type="string" calcext:value-type="string">
            <text:p>cm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 table:number-rows-repeated="1048107">
          <table:table-cell table:number-columns-repeated="1024"/>
        </table:table-row>
        <table:table-row table:style-name="ro2" table:number-rows-repeated="1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E131:Sheet1.F1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5">
      <number:number number:decimal-places="1" number:min-decimal-places="1" number:min-integer-digits="1"/>
    </number:number-style>
    <number:currency-style style:name="N14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4P0"/>
    </number:currency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09:30:59.488074813</meta:creation-date>
    <meta:generator>LibreOffice/7.3.7.2$Linux_X86_64 LibreOffice_project/30$Build-2</meta:generator>
    <dc:date>2023-04-17T15:02:41.444077510</dc:date>
    <meta:editing-duration>P4DT2H44M58S</meta:editing-duration>
    <meta:editing-cycles>56</meta:editing-cycles>
    <meta:document-statistic meta:table-count="1" meta:cell-count="2925" meta:object-count="0"/>
  </office:meta>
</office:document-meta>
</file>